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defini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ítulo</text:p>
          </table:table-cell>
          <table:table-cell office:value-type="string" calcext:value-type="string">
            <text:p>Um nome dado ao recurso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unto</text:p>
          </table:table-cell>
          <table:table-cell office:value-type="string" calcext:value-type="string">
            <text:p>O tópico do recurso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Uma conta do recurso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iador</text:p>
          </table:table-cell>
          <table:table-cell office:value-type="string" calcext:value-type="string">
            <text:p>Uma entidade primariamente responsável por fazer o recurso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Uma entidade responsável por disponibilizar o recurso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tribuinte</text:p>
          </table:table-cell>
          <table:table-cell office:value-type="string" calcext:value-type="string">
            <text:p>Uma entidade responsável por fazer contribuições para o recurso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Um ponto ou período de tempo associado a um evento no ciclo de vida do recurso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A natureza ou o gênero do recurso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rmato</text:p>
          </table:table-cell>
          <table:table-cell office:value-type="string" calcext:value-type="string">
            <text:p>O formato de arquivo, meio físico ou dimensões do recurso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Uma referência inequívoca ao recurso dentro de um determinado contexto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nte</text:p>
          </table:table-cell>
          <table:table-cell office:value-type="string" calcext:value-type="string">
            <text:p>Um recurso relacionado do qual o recurso descrito é derivado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dioma</text:p>
          </table:table-cell>
          <table:table-cell office:value-type="string" calcext:value-type="string">
            <text:p>Uma linguagem do recurso.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lação</text:p>
          </table:table-cell>
          <table:table-cell office:value-type="string" calcext:value-type="string">
            <text:p>Um recurso relacionado.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bertura</text:p>
          </table:table-cell>
          <table:table-cell office:value-type="string" calcext:value-type="string">
            <text:p>O tópico espacial ou temporal do recurso, a aplicabilidade espacial do recurso, ou a jurisdição sob a qual o recurso é relevante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reitos</text:p>
          </table:table-cell>
          <table:table-cell office:value-type="string" calcext:value-type="string">
            <text:p>Informações sobre direitos mantidos no e sobre o recurso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mitido</text:p>
          </table:table-cell>
          <table:table-cell office:value-type="string" calcext:value-type="string">
            <text:p>Data de emissão formal do recurso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15:09:14.962544584</meta:creation-date>
    <dc:date>2021-03-18T15:10:59.088801115</dc:date>
    <meta:editing-duration>PT1M45S</meta:editing-duration>
    <meta:editing-cycles>1</meta:editing-cycles>
    <meta:document-statistic meta:table-count="1" meta:cell-count="51" meta:object-count="0"/>
    <meta:generator>LibreOffice/6.4.6.2$Linux_X86_64 LibreOffice_project/40$Build-2</meta:generator>
  </office:meta>
</office:document-meta>
</file>